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0.50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pr1" style:family="presentation" style:parent-style-name="Bej_5f_03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Bej_5f_03-subtitle">
      <style:graphic-properties draw:fill-color="#ffffff" draw:textarea-vertical-align="top" fo:min-height="12.013cm"/>
      <style:paragraph-properties style:writing-mode="lr-tb"/>
    </style:style>
    <style:style style:name="pr3" style:family="presentation" style:parent-style-name="Bej_5f_03-subtitle">
      <style:graphic-properties draw:fill-color="#ffffff" draw:textarea-vertical-align="top" fo:min-height="11.755cm"/>
      <style:paragraph-properties style:writing-mode="lr-tb"/>
    </style:style>
    <style:style style:name="pr4" style:family="presentation" style:parent-style-name="Bej_5f_03-subtitle">
      <style:graphic-properties draw:fill-color="#ffffff" draw:textarea-vertical-align="top" fo:min-height="13.951cm"/>
      <style:paragraph-properties style:writing-mode="lr-tb"/>
    </style:style>
    <style:style style:name="pr5" style:family="presentation" style:parent-style-name="Bej_5f_03-subtitle">
      <style:graphic-properties draw:fill-color="#ffffff" draw:textarea-vertical-align="top" fo:min-height="13.176cm"/>
      <style:paragraph-properties style:writing-mode="lr-tb"/>
    </style:style>
    <style:style style:name="pr6" style:family="presentation" style:parent-style-name="Bej_5f_03-subtitle">
      <style:graphic-properties draw:fill-color="#ffffff" draw:textarea-vertical-align="top" fo:min-height="15.501cm"/>
      <style:paragraph-properties style:writing-mode="lr-tb"/>
    </style:style>
    <style:style style:name="pr7" style:family="presentation" style:parent-style-name="Bej_5f_03-subtitle">
      <style:graphic-properties draw:fill-color="#ffffff" draw:textarea-vertical-align="top" fo:min-height="14.478cm"/>
      <style:paragraph-properties style:writing-mode="lr-tb"/>
    </style:style>
    <style:style style:name="P1" style:family="paragraph">
      <style:paragraph-properties fo:margin-left="1.422cm" fo:margin-right="0cm" fo:text-align="start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ffcc99"/>
      <style:paragraph-properties fo:margin-left="1.422cm" fo:margin-right="0cm" fo:text-align="start" fo:text-indent="0cm" style:writing-mode="lr-tb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fo:font-size="22pt" style:font-size-asian="22pt" style:font-size-complex="22pt"/>
    </style:style>
    <style:style style:name="P11" style:family="paragraph">
      <loext:graphic-properties draw:fill-color="#ffffff" draw:opacity="100%"/>
      <style:paragraph-properties fo:text-align="center"/>
    </style:style>
    <style:style style:name="P12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8d281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9211e" fo:font-size="22pt" style:font-size-asian="22pt" style:font-size-complex="22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c9211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Nimbus Sans L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Nimbus Sans L" fo:font-size="22pt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6600" fo:font-size="20pt" style:font-size-asian="20pt" style:font-size-complex="20pt"/>
    </style:style>
    <style:style style:name="T15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8cm" svg:y="4.826cm">
          <text:p text:style-name="P1"><text:span text:style-name="T1">Теодицея. Попытка разобраться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009cm" svg:height="1.026cm" svg:x="14.14cm" svg:y="13.946cm">
          <draw:text-box>
            <text:p><text:span text:style-name="T2">Иеромонах Павел (Коротких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Что такое Теодицея?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3.368cm" svg:height="12.013cm" svg:x="2.54cm" svg:y="6.852cm">
          <draw:text-box>
            <text:p text:style-name="P6"><text:span text:style-name="T3"/></text:p>
            <text:p text:style-name="P6"><text:span text:style-name="T2">Лейбниц: </text:span><text:span text:style-name="T2"><text:tab/></text:span><text:span text:style-name="T2"><text:tab/></text:span><text:span text:style-name="T2">ὁ Θεὸς + δίκη</text:span></text:p>
            <text:p text:style-name="P6"><text:span text:style-name="T2"/></text:p>
            <text:p text:style-name="P6"><text:span text:style-name="T2">Буквально: </text:span><text:span text:style-name="T4">оправдание Бога.</text:span></text:p>
            <text:p text:style-name="P6"><text:span text:style-name="T2"/></text:p>
            <text:p text:style-name="P6"><text:span text:style-name="T2"/></text:p>
            <text:p text:style-name="P6"><text:span text:style-name="T2">Суд:</text:span></text:p>
            <text:p text:style-name="P6"><text:span text:style-name="T2"/></text:p>
            <text:p text:style-name="P6"><text:span text:style-name="T4"><text:tab/></text:span><text:span text:style-name="T4">Обвинение:</text:span><text:span text:style-name="T2"> Ужасный кошмар, творящийся в мире</text:span></text:p>
            <text:p text:style-name="P6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Обвиняемый – Бог</text:span></text:p>
                          </text:list-item>
                          <text:list-item>
                            <text:p text:style-name="P6"><text:span text:style-name="T2">Присяжные – агностики</text:span></text:p>
                          </text:list-item>
                          <text:list-item>
                            <text:p text:style-name="P6"><text:span text:style-name="T2">Обвинитель – атеист</text:span></text:p>
                          </text:list-item>
                          <text:list-item>
                            <text:p text:style-name="P6"><text:span text:style-name="T2">Адвокат – теист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Проблема з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3.368cm" svg:height="11.755cm" svg:x="2.54cm" svg:y="6.42cm" presentation:class="subtitle" presentation:user-transformed="true">
          <draw:text-box>
            <text:list text:style-name="L1">
              <text:list-header>
                <text:p text:style-name="P9"><text:span text:style-name="T5"/></text:p>
                <text:p text:style-name="P9"><text:span text:style-name="T6">Не только логическая проблема, но и экзистенциальная</text:span></text:p>
                <text:p text:style-name="P9"><text:span text:style-name="T5"/></text:p>
                <text:p text:style-name="P9"><text:span text:style-name="T5"/></text:p>
                <text:p text:style-name="P9"><text:span text:style-name="T5">Письмо Николаса Вальтершторфа.</text:span></text:p>
                <text:p text:style-name="P9"><text:span text:style-name="T5"/></text:p>
                <text:p text:style-name="P9"><text:span text:style-name="T6"/></text:p>
                <text:p text:style-name="P9"><text:span text:style-name="T6">Мощное эмоциональное воздействие </text:span></text:p>
                <text:p text:style-name="P9"><text:span text:style-name="T6">конкретных примеров зла.</text:span></text:p>
                <text:p text:style-name="P9"/>
                <text:p text:style-name="P9"><text:span text:style-name="T5">Стишок Kingsley Ami.</text:span></text:p>
                <text:p text:style-name="P9"><text:span text:style-name="T5"/></text:p>
                <text:p text:style-name="P9"><text:span text:style-name="T5">Общая и локальная проблемы зла</text:span></text:p>
                <text:p text:style-name="P9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Проблема з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3.368cm" svg:height="11.755cm" svg:x="2.04cm" svg:y="7.32cm" presentation:class="subtitle" presentation:user-transformed="true">
          <draw:text-box>
            <text:list text:style-name="L1">
              <text:list-header>
                <text:p text:style-name="P9"><text:span text:style-name="T6">Логическая формулировка</text:span></text:p>
                <text:p text:style-name="P9"><text:span text:style-name="T7"/></text:p>
                <text:p text:style-name="P9"><text:span text:style-name="T7">J.L. Mackie “Evil and Omnipotence”, 1992.</text:span></text:p>
                <text:p text:style-name="P9"><text:span text:style-name="T8"/></text:p>
                <text:p text:style-name="P9"><text:span text:style-name="T8">(1) Если Бог благ, Бог желает предотвратить зло</text:span></text:p>
                <text:p text:style-name="P9"><text:span text:style-name="T8">(2) Если Бог всесилен, Он может предотвратить зло</text:span></text:p>
                <text:p text:style-name="P9"><text:span text:style-name="T8">(3) Зло существует.</text:span></text:p>
                <text:p text:style-name="P9"><text:span text:style-name="T8"/></text:p>
                <text:p text:style-name="P9"><text:span text:style-name="T8">Следовательно: </text:span></text:p>
                <text:p text:style-name="P9"><text:span text:style-name="T8"/></text:p>
                <text:list>
                  <text:list-item>
                    <text:list>
                      <text:list-item>
                        <text:p text:style-name="P9"><text:span text:style-name="T8">либо Бог не существует</text:span></text:p>
                      </text:list-item>
                      <text:list-item>
                        <text:p text:style-name="P9"><text:span text:style-name="T8">либо Бог не благ</text:span></text:p>
                      </text:list-item>
                      <text:list-item>
                        <text:p text:style-name="P9"><text:span text:style-name="T8">либо не всемогущ </text:span></text:p>
                      </text:list-item>
                    </text:list>
                  </text:list-item>
                </text:list>
                <text:p text:style-name="P9"><text:span text:style-name="T8"/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Формулировки проблемы зл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368cm" svg:height="13.951cm" svg:x="2.04cm" svg:y="6.72cm" presentation:class="subtitle" presentation:user-transformed="true">
          <draw:text-box>
            <text:p text:style-name="P6"><text:span text:style-name="T4">Атеисты: </text:span><text:span text:style-name="T9">зло придумали христиане, пусть они и разбираются с этой проблемой.</text:span></text:p>
            <text:p text:style-name="P6"><text:span text:style-name="T4"/></text:p>
            <text:p text:style-name="P6"><text:span text:style-name="T9">Bad things Инвагена</text:span></text:p>
            <text:p text:style-name="P6"><text:span text:style-name="T4"/></text:p>
            <text:p text:style-name="P6"><text:span text:style-name="T4">Кроме логической проблемы зла существуют также</text:span></text:p>
            <text:p text:style-name="P6"><text:span text:style-name="T4"/></text:p>
            <text:list text:style-name="L1">
              <text:list-item>
                <text:p text:style-name="P6"><text:span text:style-name="T9">практическая</text:span></text:p>
              </text:list-item>
              <text:list-item>
                <text:p text:style-name="P6"><text:span text:style-name="T9">экзистенциальная</text:span></text:p>
              </text:list-item>
              <text:list-item>
                <text:p text:style-name="P6"><text:span text:style-name="T9">духовная</text:span></text:p>
              </text:list-item>
              <text:list-item>
                <text:p text:style-name="P6"><text:span text:style-name="T9">пастырская</text:span></text:p>
              </text:list-item>
            </text:list>
            <text:p text:style-name="P6"><text:span text:style-name="T9"/></text:p>
            <text:p text:style-name="P6"><text:span text:style-name="T4">То, как мы формулируем проблему зла, сформирует нашу теодицею.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Теодицея и защи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68cm" svg:height="11.755cm" svg:x="2.04cm" svg:y="7.32cm" presentation:class="subtitle" presentation:user-transformed="true">
          <draw:text-box>
            <text:p text:style-name="P6"><text:span text:style-name="T4">Возражение на аргумент от зла:</text:span></text:p>
            <text:p text:style-name="P6"><text:span text:style-name="T2"/></text:p>
            <text:p text:style-name="P6"><text:span text:style-name="T2">У Бога есть причина допускать зло</text:span></text:p>
            <text:p text:style-name="P6"><text:span text:style-name="T2"/></text:p>
            <text:p text:style-name="P6"><text:span text:style-name="T4">Теодицея:</text:span><text:span text:style-name="T2"> мы точно знаем причину. Это А!!!</text:span></text:p>
            <text:p text:style-name="P6"><text:span text:style-name="T2"/></text:p>
            <text:p text:style-name="P6"><text:span text:style-name="T4">Защита:</text:span><text:span text:style-name="T2"> мы не знаем точно, но можно предположить: А, Б, В…</text:span></text:p>
            <text:p text:style-name="P6"><text:span text:style-name="T2"/></text:p>
            <text:p text:style-name="P6"><text:span text:style-name="T2">Ван Инваген: просто истории. </text:span></text:p>
            <text:p text:style-name="P6"><text:span text:style-name="T2"/></text:p>
            <text:p text:style-name="P6"><text:span text:style-name="T2">Убедить “присяжных”: возможно иное заключение, кроме обвинительного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Что такое зло?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68cm" svg:height="11.755cm" svg:x="2.04cm" svg:y="7.32cm" presentation:class="subtitle" presentation:user-transformed="true">
          <draw:text-box>
            <text:p text:style-name="P6"><text:span text:style-name="T4">Библия.</text:span></text:p>
            <text:p text:style-name="P6"><text:span text:style-name="T2"/></text:p>
            <text:list text:style-name="L1">
              <text:list-item>
                <text:p text:style-name="P6"><text:span text:style-name="T2">Зло как первобытный хаос. Быт. 1:2, Пс 73:13-14</text:span></text:p>
                <text:p text:style-name="P6"><text:span text:style-name="T2">Иов 38:8-11, 40:10, Иов 41</text:span></text:p>
                <text:p text:style-name="P6"><text:span text:style-name="T2"/></text:p>
              </text:list-item>
              <text:list-item>
                <text:p text:style-name="P6"><text:span text:style-name="T2">Зло как грех.</text:span></text:p>
                <text:p text:style-name="P6"><text:span text:style-name="T2"/></text:p>
              </text:list-item>
              <text:list-item>
                <text:p text:style-name="P6"><text:span text:style-name="T2">Зло как результат деятельности падших ангелов. </text:span></text:p>
                <text:p text:style-name="P6"><text:span text:style-name="T2"/></text:p>
              </text:list-item>
              <text:list-item>
                <text:p text:style-name="P6"><text:span text:style-name="T2">Зло как страдание.</text:span></text:p>
                <text:p text:style-name="P6"><text:span text:style-name="T2"/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Христианский синтез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68cm" svg:height="11.755cm" svg:x="2.04cm" svg:y="6.52cm" presentation:class="subtitle" presentation:user-transformed="true">
          <draw:text-box>
            <text:p text:style-name="P6"><text:span text:style-name="T6"/></text:p>
            <text:p text:style-name="P6"><text:span text:style-name="T6">Виды зла:</text:span></text:p>
            <text:p text:style-name="P6"><text:span text:style-name="T5"/></text:p>
            <text:p text:style-name="P6"><text:span text:style-name="T5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Естественное (в чувстве)</text:span></text:p>
                          </text:list-item>
                          <text:list-item>
                            <text:p text:style-name="P6"><text:span text:style-name="T5">Нравственное</text:span></text:p>
                          </text:list-item>
                          <text:list-item>
                            <text:p text:style-name="P6"><text:span text:style-name="T5">Метафизическое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2"/></text:p>
            <text:p text:style-name="P6"><text:span text:style-name="T2"/></text:p>
            <text:p text:style-name="P6"><text:span text:style-name="T2"><text:tab/></text:span><text:span text:style-name="T2"><text:tab/>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Глобальное</text:span></text:p>
                          </text:list-item>
                          <text:list-item>
                            <text:p text:style-name="P6"><text:span text:style-name="T2">Локальное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Христианский синтез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3.176cm" svg:x="2.04cm" svg:y="6.52cm" presentation:class="subtitle" presentation:user-transformed="true">
          <draw:text-box>
            <text:p text:style-name="P6"><text:span text:style-name="T4">Перенос библейских образов в новые философские контексты (неоплатонизм).</text:span></text:p>
            <text:p text:style-name="P6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2">Зло как отсутствие добра. </text:span><text:span text:style-name="T10">Privatio boni</text:span><text:span text:style-name="T2">. </text:span></text:p>
                            <text:p text:style-name="P6"><text:span text:style-name="T2"/></text:p>
                            <text:p text:style-name="P6"><text:span text:style-name="T2">Ориген, Августин</text:span></text:p>
                            <text:p text:style-name="P6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2">Классическая метафора зла: тьма как отсутствие света.</text:span></text:p>
                <text:p text:style-name="P6"><text:span text:style-name="T2"/></text:p>
                <text:p text:style-name="P6"><text:span text:style-name="T2">Обычно используется в сочетании с </text:span><text:span text:style-name="T10">Теодицеей свободы воли</text:span></text:p>
                <text:p text:style-name="P6"><text:span text:style-name="T5"/></text:p>
                <text:p text:style-name="P6"><text:span text:style-name="T5">Плюсы:</text:span></text:p>
                <text:p text:style-name="P6"><text:span text:style-name="T5">Альтернатива дуализму манихеев.</text:span></text:p>
                <text:p text:style-name="P6"><text:span text:style-name="T5">Бог не творил зла (зло не существует).</text:span></text:p>
                <text:p text:style-name="P6"><text:span text:style-name="T10"/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Христианский синтез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3.368cm" svg:height="13.951cm" svg:x="2.04cm" svg:y="6.52cm" presentation:class="subtitle" presentation:user-transformed="true">
          <draw:text-box>
            <text:p text:style-name="P6"><text:span text:style-name="T4"/></text:p>
            <text:p text:style-name="P6"><text:span text:style-name="T4">Недостатки привационной модели:</text:span></text:p>
            <text:p text:style-name="P6"><text:span text:style-name="T2"/></text:p>
            <text:p text:style-name="P6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5">1. Откуда явился недостаток добра, если Бог все сотворил добрым?</text:span></text:p>
                            <text:p text:style-name="P6"><text:span text:style-name="T5"/></text:p>
                            <text:p text:style-name="P6"><text:span text:style-name="T5">2. Концептуальное противоречие: зло существует и не существует одновременно (мёд если есть, то его сразу нет). Волновая природа зла?</text:span></text:p>
                            <text:p text:style-name="P6"><text:span text:style-name="T5"/></text:p>
                            <text:p text:style-name="P6"><text:span text:style-name="T5">3. В жизни зло не меонно, но вполне реально, ощутимо, действенно. Мы явственно чувствуем </text:span><text:span text:style-name="T10">активную природу зла</text:span><text:span text:style-name="T5">. Привлекательность зла. </text:span></text:p>
                            <text:p text:style-name="P6"><text:span text:style-name="T5"/></text:p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10"/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Теодицея свободной воли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8" draw:layer="layout" svg:width="23.368cm" svg:height="15.501cm" svg:x="2.04cm" svg:y="6.52cm" presentation:class="subtitle" presentation:user-transformed="true">
          <draw:text-box>
            <text:p text:style-name="P6"><text:span text:style-name="T4">Условный рефлекс выпускника ДШ.</text:span></text:p>
            <text:p text:style-name="P6"><text:span text:style-name="T4"/></text:p>
            <text:p text:style-name="P6"><text:span text:style-name="T4">Канон:</text:span></text:p>
            <text:p text:style-name="P6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5">1. Основа – библейский нарратив (Быт 1-3). Драма творения, падения и искупления человека. Экзегетические вольности. <text:s/></text:span></text:p>
                            <text:p text:style-name="P6"><text:span text:style-name="T5">Змей = дьявол. “Первородный грех”.</text:span></text:p>
                            <text:p text:style-name="P6"><text:span text:style-name="T5"/></text:p>
                            <text:p text:style-name="P6"><text:span text:style-name="T5">2. Источник зла – свободная воля человека (и ангелов)</text:span></text:p>
                            <text:p text:style-name="P6"><text:span text:style-name="T5"/></text:p>
                            <text:p text:style-name="P6"><text:span text:style-name="T5">3. “Большее благо” в результате допущения зла.</text:span></text:p>
                            <text:list>
                              <text:list-item>
                                <text:list>
                                  <text:list-header>
                                    <text:p text:style-name="P6"><text:span text:style-name="T5">Цель оправдывает средства. Hot Fuzz. “Счастливая ошибка”.</text:span></text:p>
                                  </text:list-header>
                                </text:list>
                              </text:list-item>
                            </text:list>
                            <text:p text:style-name="P6"><text:span text:style-name="T5"/></text:p>
                            <text:p text:style-name="P6"><text:span text:style-name="T5">4. Эсхатологическое торжество справедливости</text:span></text:p>
                            <text:p text:style-name="P6"><text:span text:style-name="T5"/></text:p>
                            <text:p text:style-name="P6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10"/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Теодицея свободной воли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68cm" svg:height="11.755cm" svg:x="2.04cm" svg:y="6.52cm" presentation:class="subtitle" presentation:user-transformed="true">
          <draw:text-box>
            <text:p text:style-name="P6"><text:span text:style-name="T4">Современная формулировка.</text:span></text:p>
            <text:p text:style-name="P6"><text:span text:style-name="T4"/></text:p>
            <text:p text:style-name="P6"><text:span text:style-name="T4">Альвин Плантинга</text:span></text:p>
            <text:p text:style-name="P6"><text:span text:style-name="T4"/></text:p>
            <text:p text:style-name="P6"><text:span text:style-name="T9">“</text:span><text:span text:style-name="T9">Может существавать очень своеобразный вид блага, который Бог не может сделать реальностью, не допустив зла”</text:span></text:p>
            <text:p text:style-name="P6"><text:span text:style-name="T8"/></text:p>
            <text:p text:style-name="P6"><text:span text:style-name="T8"/></text:p>
            <text:p text:style-name="P6"><text:span text:style-name="T8">Модель множественности миров:</text:span></text:p>
            <text:p text:style-name="P6"><text:span text:style-name="T8"/></text:p>
            <text:p text:style-name="P6"><text:span text:style-name="T8">1. Мир, в котором не свободной воли</text:span></text:p>
            <text:p text:style-name="P6"><text:span text:style-name="T11">2. Мир, в котором есть свободная воля, но никто не пал.</text:span></text:p>
            <text:p text:style-name="P6"><text:span text:style-name="T8">3. Мир, в котором есть свободная воля, но было падения.</text:span></text:p>
            <text:p text:style-name="P6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Теодицея свободной воли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8" draw:layer="layout" svg:width="23.368cm" svg:height="15.501cm" svg:x="2.04cm" svg:y="6.52cm" presentation:class="subtitle" presentation:user-transformed="true">
          <draw:text-box>
            <text:p text:style-name="P6"><text:span text:style-name="T4">Критика:</text:span></text:p>
            <text:p text:style-name="P6"><text:span text:style-name="T4"/></text:p>
            <text:p text:style-name="P6"><text:span text:style-name="T11">1. </text:span><text:span text:style-name="T12">Дар</text:span><text:span text:style-name="T11"> свободной воли возлагает нравственную ответственность на Бога. Т.о. проблема зла остается нерешенной. (</text:span><text:span text:style-name="T9">Отец, сын, пистолет). </text:span></text:p>
            <text:p text:style-name="P6"><text:span text:style-name="T9"/></text:p>
            <text:p text:style-name="P6"><text:span text:style-name="T9">2. Стоит ли польза от свободы </text:span><text:span text:style-name="T13">такой цены</text:span><text:span text:style-name="T9">? Достаточно ли это для оправдания Бога? Разве мир людей-автоматов без изнасилований, пыток и убийств не был бы в целом лучше?</text:span></text:p>
            <text:p text:style-name="P6"><text:span text:style-name="T9"/></text:p>
            <text:p text:style-name="P6"><text:span text:style-name="T9">3. Не было ли возможным позволить человеку выбирать только </text:span><text:span text:style-name="T13">некоторые виды нравственного зла</text:span><text:span text:style-name="T9">, а не все зло? Глубина и распространенность зла кажется избыточной для логических и нравственных требований свободы.</text:span></text:p>
            <text:p text:style-name="P6"><text:span text:style-name="T9"/></text:p>
            <text:p text:style-name="P6"><text:span text:style-name="T9">4. Факт падения предполагает дефицитарность природы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Воспитательная теодицея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3.368cm" svg:height="11.755cm" svg:x="2.04cm" svg:y="6.52cm" presentation:class="subtitle" presentation:user-transformed="true">
          <draw:text-box>
            <text:p text:style-name="P6"><text:span text:style-name="T4">Бог использует “плохие вещи” для следующих целей:</text:span></text:p>
            <text:p text:style-name="P6"><text:span text:style-name="T4"/></text:p>
            <text:p text:style-name="P6"><text:span text:style-name="T9">1. Наказание некающихся грешников (теодицея наказания)</text:span></text:p>
            <text:p text:style-name="P6"><text:span text:style-name="T9">2. Исправления способных к покаянию</text:span></text:p>
            <text:p text:style-name="P6"><text:span text:style-name="T9">3. Совершенствование праведников. Венцы.</text:span></text:p>
            <text:p text:style-name="P6"><text:span text:style-name="T9"/></text:p>
            <text:p text:style-name="P6"><text:span text:style-name="T9">св. Ириней Лионский, св. Василий Великий…</text:span></text:p>
            <text:p text:style-name="P6"><text:span text:style-name="T9"/></text:p>
            <text:p text:style-name="P6"><text:span text:style-name="T4">В современной теологии:</text:span></text:p>
            <text:p text:style-name="P6"><text:span text:style-name="T9"/></text:p>
            <text:p text:style-name="P6"><text:span text:style-name="T9">Вторичное благо, которого бы не было.</text:span></text:p>
            <text:p text:style-name="P6"><text:span text:style-name="T9"/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ej_5f_03" presentation:presentation-page-layout-name="AL1T32">
        <office:forms form:automatic-focus="false" form:apply-design-mode="false"/>
        <draw:custom-shape draw:style-name="gr5" draw:text-style-name="P11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3.622cm" svg:height="14.478cm" svg:x="2.432cm" svg:y="5.01cm" presentation:class="subtitle" presentation:user-transformed="true">
          <draw:text-box>
            <text:list text:style-name="L1">
              <text:list-header>
                <text:p text:style-name="P6"><text:span text:style-name="T14"/></text:p>
                <text:p text:style-name="P6"><text:span text:style-name="T14">Литература</text:span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</text:list-header>
              <text:list-item>
                <text:p text:style-name="P6"><text:span text:style-name="T15">Basilius Theol., Quod deus non est auctor malorum. PG 31.333 (О том, что Бог не виновник зла).</text:span></text:p>
              </text:list-item>
              <text:list-item>
                <text:p text:style-name="P6"><text:span text:style-name="T16">Mark Scott, Pathways in Theodicy. An Introduction to the Problem of Evil. Minneapolis, 2014.</text:span></text:p>
              </text:list-item>
              <text:list-item>
                <text:p text:style-name="P6"><text:span text:style-name="T16">Peter van Inwagen, The Problem of Evil, Oxford Univercity Press, 2006</text:span></text:p>
              </text:list-item>
              <text:list-item>
                <text:p text:style-name="P6"><text:span text:style-name="T16">Norman Geisler, The Roots of Evil. Matthews, 2013</text:span></text:p>
              </text:list-item>
              <text:list-item>
                <text:p text:style-name="P6"><text:span text:style-name="T16">John Hicks, Evil and the God of Love, NY 2007 [1966]</text:span></text:p>
              </text:list-item>
              <text:list-item>
                <text:p text:style-name="P6"><text:span text:style-name="T16">Plantinga Alvin C., God, Freedome and Evil, Grand Rapids, 1974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2-03T12:15:23.694917636</meta:creation-date>
    <meta:editing-duration>PT14H34M35S</meta:editing-duration>
    <meta:editing-cycles>71</meta:editing-cycles>
    <meta:generator>LibreOffice/6.3.6.2$Linux_X86_64 LibreOffice_project/30$Build-2</meta:generator>
    <dc:date>2020-05-25T21:46:43.056478957</dc:date>
    <meta:document-statistic meta:object-count="94"/>
    <meta:template xlink:type="simple" xlink:actuate="onRequest" xlink:title="" xlink:href="../../../../../.config/libreoffice/4/user/template/Bej_03.otp" meta:date="2016-02-01T16:10:53.653607672"/>
  </office:meta>
</office:document-meta>
</file>